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6" style:family="paragraph" style:parent-style-name="Standard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Times New Roman" fo:font-size="10pt" style:font-size-asian="10pt" style:font-size-complex="10pt"/>
    </style:style>
    <style:style style:name="P9" style:family="paragraph" style:parent-style-name="Standard">
      <style:text-properties fo:color="#000000" style:font-name="Times New Roman" fo:font-size="10pt" fo:language="en" fo:country="US" style:font-size-asian="10pt" style:font-size-complex="10pt"/>
    </style:style>
    <style:style style:name="P10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ff"/>
    </style:style>
    <style:style style:name="P13" style:family="paragraph" style:parent-style-name="Standard">
      <style:text-properties fo:color="#ff0000"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7" style:family="paragraph" style:parent-style-name="Standard">
      <style:text-properties fo:color="#943634" fo:font-size="10.5pt" style:font-size-asian="10.5pt" style:font-size-complex="10.5pt"/>
    </style:style>
    <style:style style:name="P18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9284c"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0.85cm" style:auto-text-indent="false"/>
      <style:text-properties fo:color="#943634" fo:font-size="10.5pt" fo:language="en" fo:country="US" style:font-size-asian="10.5pt" style:font-size-complex="10.5pt"/>
    </style:style>
    <style:style style:name="T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language="en" fo:country="US" style:font-size-asian="10pt" style:font-size-complex="10pt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text-position="sub 65%" style:font-name="Times New Roman" fo:font-size="10pt" style:font-size-asian="10pt" style:font-size-complex="10pt"/>
    </style:style>
    <style:style style:name="T6" style:family="text">
      <style:text-properties style:text-position="sub 65%" style:font-name="Times New Roman" fo:font-size="10pt" fo:language="en" fo:country="US" style:font-size-asian="10pt" style:font-size-complex="10pt"/>
    </style:style>
    <style:style style:name="T7" style:family="text">
      <style:text-properties fo:color="#000000" style:font-name="Times New Roman" fo:font-size="10pt" fo:language="en" fo:country="US" style:font-size-asian="10pt" style:font-size-complex="10pt"/>
    </style:style>
    <style:style style:name="T8" style:family="text">
      <style:text-properties fo:color="#000000" style:font-name="Times New Roman" fo:font-size="10pt" style:font-size-asian="10pt" style:font-size-complex="10pt"/>
    </style:style>
    <style:style style:name="T9" style:family="text">
      <style:text-properties fo:color="#000000" style:text-position="sub 65%" style:font-name="Times New Roman" fo:font-size="10pt" fo:language="en" fo:country="US" style:font-size-asian="10pt" style:font-size-complex="10pt"/>
    </style:style>
    <style:style style:name="T10" style:family="text">
      <style:text-properties fo:color="#000000" style:text-position="sub 65%" style:font-name="Times New Roman" fo:font-size="10pt" style:font-size-asian="10pt" style:font-size-complex="10pt"/>
    </style:style>
    <style:style style:name="T11" style:family="text">
      <style:text-properties fo:color="#943634" fo:font-size="10.5pt" style:font-size-asian="10.5pt" style:font-size-complex="10.5pt"/>
    </style:style>
    <style:style style:name="T12" style:family="text">
      <style:text-properties fo:color="#943634" fo:font-size="10.5pt" fo:font-weight="bold" style:font-size-asian="10.5pt" style:font-weight-asian="bold" style:font-size-complex="10.5pt"/>
    </style:style>
    <style:style style:name="T13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fo:color="#943634" style:text-position="-33% 100%" fo:font-size="10.5pt" style:font-size-asian="10.5pt" style:font-size-complex="10.5pt"/>
    </style:style>
    <style:style style:name="T15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color="#99284c" fo:font-size="10.5pt" style:font-size-asian="10.5pt" style:font-size-complex="10.5pt"/>
    </style:style>
    <style:style style:name="T19" style:family="text">
      <style:text-properties fo:color="#99284c" fo:font-size="10.5pt" fo:font-weight="bold" style:font-size-asian="10.5pt" style:font-weight-asian="bold" style:font-size-complex="10.5pt"/>
    </style:style>
    <style:style style:name="T2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7. Acondicionamiento de las gramáticas de atributos</text:p>
      <text:p text:style-name="P12"/>
      <text:p text:style-name="P12"/>
      <text:p text:style-name="P14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1"><text:tab/></text:span></text:span></text:p>
      <text:p text:style-name="Standard"><text:span text:style-name="Fuente_20_de_20_párrafo_20_predeter."><text:span text:style-name="T11">(rec. izquierdas)</text:span></text:span></text:p>
      <text:p text:style-name="P18">Declaraciones → DeclaracionesRec</text:p>
      <text:p text:style-name="P19"><text:tab/>DeclaracionesRec.tsh <text:s/>= Declaraciones.tsh</text:p>
      <text:p text:style-name="P19"><text:tab/>Declaraciones.ts = DeclaracionesRec.ts</text:p>
      <text:p text:style-name="P18"/>
      <text:p text:style-name="P17"><text:span text:style-name="T24">DeclaracionesRec → ; Declaracion DeclaracionesRec</text:span></text:p>
      <text:p text:style-name="P17"><text:span text:style-name="T24"><text:tab/></text:span><text:span text:style-name="T23">DeclaracionesRec1.tsh = inserta(DeclaracionesRec0.tsh, Declaracion.id, Declaracion.props)</text:span></text:p>
      <text:p text:style-name="P17"><text:span text:style-name="T23"><text:tab/>DeclaracionesRec0.ts = DeclaracionesRec1.ts</text:span></text:p>
      <text:p text:style-name="P17"><text:span text:style-name="T23"><text:tab/>Declaracion.nh = DeclaracionesRec0.nh</text:span></text:p>
      <text:p text:style-name="P17"><text:span text:style-name="T23"><text:tab/>DeclaracionesRec1.nh = DeclaracionesRec0.nh</text:span></text:p>
      <text:p text:style-name="Standard"><text:span text:style-name="Fuente_20_de_20_párrafo_20_predeter."><text:span text:style-name="T18"/></text:span></text:p>
      <text:p text:style-name="Standard"><text:span text:style-name="Fuente_20_de_20_párrafo_20_predeter."><text:span text:style-name="T20">DeclaracionesRe</text:span></text:span><text:span text:style-name="Fuente_20_de_20_párrafo_20_predeter."><text:span text:style-name="T22">c → </text:span></text:span><text:bookmark-start text:name="__DdeLink__7005_1948327631"/><text:span text:style-name="Fuente_20_de_20_párrafo_20_predeter."><text:span text:style-name="T16">λ</text:span></text:span><text:bookmark-end text:name="__DdeLink__7005_1948327631"/></text:p>
      <text:p text:style-name="Standard"><text:span text:style-name="Fuente_20_de_20_párrafo_20_predeter."><text:span text:style-name="T16"><text:tab/></text:span></text:span><text:span text:style-name="Fuente_20_de_20_párrafo_20_predeter."><text:span text:style-name="T17">DeclaracionesRec.ts = DeclaracionesRec.tsh</text:span></text:span></text:p>
      <text:p text:style-name="Standard"><text:span text:style-name="Fuente_20_de_20_párrafo_20_predeter."><text:span text:style-name="T15"><text:tab/></text:span></text:span></text:p>
      <text:p text:style-name="P20"/>
      <text:p text:style-name="Standard"><text:span text:style-name="Fuente_20_de_20_párrafo_20_predeter."><text:span text:style-name="T21">(rec izquierdas)</text:span></text:span></text:p>
      <text:p text:style-name="Standard"><text:span text:style-name="Fuente_20_de_20_párrafo_20_predeter."><text:span text:style-name="T20">LFParametros → FParametro LFParametrosRec</text:span></text:span></text:p>
      <text:p text:style-name="Standard"><text:span text:style-name="Fuente_20_de_20_párrafo_20_predeter."><text:span text:style-name="T21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21"><text:tab/>LFParametros.ts = LFParametrosRec.ts</text:span></text:span></text:p>
      <text:p text:style-name="Standard"><text:span text:style-name="Fuente_20_de_20_párrafo_20_predeter."><text:span text:style-name="T21"><text:tab/>FParametro.nh = LFParametros.nh</text:span></text:span></text:p>
      <text:p text:style-name="Standard"><text:span text:style-name="Fuente_20_de_20_párrafo_20_predeter."><text:span text:style-name="T21"><text:tab/>LFParametrosRec.nh = LFParametros.nh</text:span></text:span></text:p>
      <text:p text:style-name="Standard"><text:bookmark-end text:name="__DdeLink__7007_1948327631"/><text:span text:style-name="Fuente_20_de_20_párrafo_20_predeter."><text:span text:style-name="T21"><text:tab/>LFParametros.parametros = LFParametrosRec.parametros ++ FParametro.parametro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0">LFParametrosRec → , FParametro LFParametrosRec</text:span></text:span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21">LFParametrosRec.tsh = inserta(LFParametrosRec0.tsh, Fparametro.id, FParametro.props)</text:span></text:span></text:p>
      <text:p text:style-name="Standard"><text:span text:style-name="Fuente_20_de_20_párrafo_20_predeter."><text:span text:style-name="T21"><text:tab/>LFParametrosRec0.ts = LFParametrosRec1.ts</text:span></text:span></text:p>
      <text:p text:style-name="Standard"><text:span text:style-name="Fuente_20_de_20_párrafo_20_predeter."><text:span text:style-name="T21"><text:tab/>FParametrosRec1.nh = LFParametrosRec0.nh</text:span></text:span></text:p>
      <text:p text:style-name="Standard"><text:span text:style-name="Fuente_20_de_20_párrafo_20_predeter."><text:span text:style-name="T21"><text:tab/>LFParametrosRec.nh = LFParametros.nh</text:span></text:span></text:p>
      <text:p text:style-name="Standard"><text:span text:style-name="Fuente_20_de_20_párrafo_20_predeter."><text:span text:style-name="T21"><text:tab/>LFParametrosRec0.parametros = LFParametrosRec1.parametros ++ FParametro.parametro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2">LFParametrosRec → </text:span></text:span><text:bookmark-start text:name="__DdeLink__7009_1948327631"/><text:span text:style-name="Fuente_20_de_20_párrafo_20_predeter."><text:span text:style-name="T16">λ</text:span></text:span><text:bookmark-end text:name="__DdeLink__7009_1948327631"/></text:p>
      <text:p text:style-name="Standard"><text:span text:style-name="Fuente_20_de_20_párrafo_20_predeter."><text:span text:style-name="T21"><text:tab/>LFParametrosRec.ts = LFParametrosRec.tsh</text:span></text:span></text:p>
      <text:p text:style-name="Standard"><text:span text:style-name="Fuente_20_de_20_párrafo_20_predeter."><text:span text:style-name="T19"/></text:span></text:p>
      <text:p text:style-name="Standard"><text:span text:style-name="Fuente_20_de_20_párrafo_20_predeter."><text:span text:style-name="T21">(rec. izquierdas)</text:span></text:span></text:p>
      <text:p text:style-name="Standard"><text:span text:style-name="Fuente_20_de_20_párrafo_20_predeter."><text:span text:style-name="T19">Campos → Campo CamposRec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CamposRec.campoh = [Campo.campo]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Campos.campos = CamposRec.campos</text:span></text:span></text:p>
      <text:p text:style-name="Standard"><text:span text:style-name="Fuente_20_de_20_párrafo_20_predeter."><text:span text:style-name="T19"/></text:span></text:p>
      <text:p text:style-name="Standard"><text:span text:style-name="Fuente_20_de_20_párrafo_20_predeter."><text:span text:style-name="T19">CamposRec → ; Campo CamposRec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CamposRec1.camposh = CamposRec0.camposh ++ Campo.campo</text:span></text:span></text:p>
      <text:p text:style-name="Standard"><text:span text:style-name="Fuente_20_de_20_párrafo_20_predeter."><text:span text:style-name="T21"><text:tab/>CamposRec0.campos = CamposRec1.campos</text:span></text:span></text:p>
      <text:p text:style-name="Standard"><text:span text:style-name="Fuente_20_de_20_párrafo_20_predeter."><text:span text:style-name="T19">CamposRec → </text:span></text:span><text:span text:style-name="Fuente_20_de_20_párrafo_20_predeter."><text:span text:style-name="T16">λ</text:span></text:span></text:p>
      <text:p text:style-name="Standard"><text:span text:style-name="Fuente_20_de_20_párrafo_20_predeter."><text:span text:style-name="T13"><text:tab/>CamposRec.campos = CamposRec.camposh</text:span></text:span></text:p>
      <text:p text:style-name="P3"/>
      <text:p text:style-name="P1"/>
      <text:p text:style-name="P1"><text:soft-page-break/>7.2. Acondicionamiento de la Gramática para la Comprobación de las Restricciones Contextuales</text:p>
      <text:p text:style-name="P1"/>
      <text:p text:style-name="P1"/>
      <text:p text:style-name="P1"/>
      <text:p text:style-name="P1"/>
      <text:p text:style-name="P1"/>
      <text:p text:style-name="P7">(factorizamos)</text:p>
      <text:p text:style-name="P3">Declaraciones → <text:s/>Declaración DeclaracionesFact</text:p>
      <text:p text:style-name="P4"><text:tab/>DeclaracionesFact.errorh = Declaración.error</text:p>
      <text:p text:style-name="P4"><text:tab/>Declaraciones.error = DeclaracionesFact.error</text:p>
      <text:p text:style-name="P3">Declara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DeclaracionesFact.error = </text:span></text:span><text:span text:style-name="Fuente_20_de_20_párrafo_20_predeter."><text:span text:style-name="T2">DeclaracionesFact.errorh</text:span></text:span></text:p>
      <text:p text:style-name="P3">DeclaracionesFact → ; Declaraciones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DeclaracionesFact.error = <text:s text:c="2"/>DeclaracionesFact.errorh v</text:span></text:span></text:p>
      <text:p text:style-name="P4"><text:tab/><text:tab/><text:tab/><text:tab/><text:tab/><text:tab/>Declaraciones.error v existe(Declaraciones.ts,DeclaracionFact.idh)</text:p>
      <text:p text:style-name="P4"/>
      <text:p text:style-name="P4"/>
      <text:p text:style-name="P7">(factorizamos)</text:p>
      <text:p text:style-name="P3">Instrucciones → Instrucción InstruccionesFact</text:p>
      <text:p text:style-name="P4"><text:tab/>InstruccionesFact.errorh = Instrucción.error</text:p>
      <text:p text:style-name="P4"><text:tab/>Instrucción.tsh = Instrucciones.tsh</text:p>
      <text:p text:style-name="P4"><text:tab/>InstruccionesFact.tsh = Instrucciones.tsh</text:p>
      <text:p text:style-name="P4"><text:tab/>Instrucciones.error = InstruccionesFact.error</text:p>
      <text:p text:style-name="P3">InstruccionesFact → λ</text:p>
      <text:p text:style-name="P4"><text:tab/>InstruccionesFact.error = InstruccionesFact.errorh</text:p>
      <text:p text:style-name="P3">InstruccionesFact → ; Instrucciones</text:p>
      <text:p text:style-name="P4"><text:tab/>InstruccionesFact.error = Instrucciones.error v InstruccionesFact.errorh</text:p>
      <text:p text:style-name="P4"><text:tab/>Instrucciones.tsh = InstruccionesFact.tsh</text:p>
      <text:p text:style-name="P4"/>
      <text:p text:style-name="P4"/>
      <text:p text:style-name="P7">(factorizamos)</text:p>
      <text:p text:style-name="P3">Expresion → ExpresionNiv1 ExpresionFact</text:p>
      <text:p text:style-name="P4"><text:tab/>ExpresionFact.tipoh = ExpresionNiv1.tipo</text:p>
      <text:p text:style-name="P4"><text:tab/>Expresion.tipo = ExpresionFact.tipo</text:p>
      <text:p text:style-name="P4"><text:tab/>ExpresionNiv1.tsh = Expresion.tsh</text:p>
      <text:p text:style-name="P4"><text:tab/>ExpresionFact.tsh = Expresion.tsh</text:p>
      <text:p text:style-name="P3">Expresion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Fact.tipo = ExpresionFact.tipoh</text:span></text:span></text:p>
      <text:p text:style-name="P3">ExpresionFact → OpNiv0 ExpresionNiv1</text:p>
      <text:p text:style-name="P4"><text:tab/>ExpresionFact.tipo = si (ExpresionFact.tipoh = error v ExpresionNiv1.tipo = error) v</text:p>
      <text:p text:style-name="P4"><text:tab/><text:tab/> <text:tab/> <text:s text:c="5"/>( ExpresionFact.tipoh = character ᴧ ExpresionNiv1.tipo =/= character) v</text:p>
      <text:p text:style-name="P4"><text:tab/><text:tab/><text:tab/> <text:s text:c="5"/>( ExpresionFact.tipoh =/= character ᴧ ExpresionNiv1.tipo = character)</text:p>
      <text:p text:style-name="P4"><text:tab/><text:tab/> <text:tab/> <text:s text:c="5"/>(ExpresionFact.tipoh = boolean ᴧ ExpresionNiv1.tipo =/= boolean) v</text:p>
      <text:p text:style-name="P4"><text:tab/><text:tab/><text:tab/> <text:s text:c="5"/>( ExpresionFact.tipoh =/= boolean ᴧ ExpresionNiv1.tipo = boolean))</text:p>
      <text:p text:style-name="P4"><text:tab/><text:tab/><text:tab/> <text:s text:c="13"/>error</text:p>
      <text:p text:style-name="P4"><text:tab/><text:tab/><text:tab/> <text:s/>sino <text:s/>boolean</text:p>
      <text:p text:style-name="P4"><text:tab/>ExpresionNiv1.tsh = ExpresionFact.tsh</text:p>
      <text:p text:style-name="P4"/>
      <text:p text:style-name="P7">(eliminamos la recursión a izquierdas)</text:p>
      <text:p text:style-name="P3">ExpresiónNiv1 → ExpresiónNiv2 Expresio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P4"><text:tab/>ExpresionNiv1.tipo = ExpresiónNiv2Rec.tipo</text:p>
      <text:p text:style-name="P4"><text:tab/>ExpresionNiv2.tsh = ExpresionNiv1.tsh</text:p>
      <text:p text:style-name="P4"><text:tab/>ExpresionNiv1Rec.tsh = ExpresionNiv1.tsh</text:p>
      <text:p text:style-name="P4"/>
      <text:p text:style-name="P3">ExpresiónNiv1Rec → OpNiv1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si (ExpresionNiv1Rec</text:span></text:span><text:span text:style-name="Fuente_20_de_20_párrafo_20_predeter."><text:span text:style-name="T5">o</text:span></text:span><text:span text:style-name="Fuente_20_de_20_párrafo_20_predeter."><text:span text:style-name="T2">.tipoh = error v ExpresionNiv2.tipo</text:span></text:span><text:span text:style-name="Fuente_20_de_20_párrafo_20_predeter."><text:span text:style-name="T2"> = erro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4"/>ExpresionNiv1Rec</text:span></text:span><text:span text:style-name="Fuente_20_de_20_párrafo_20_predeter."><text:span text:style-name="T5">o</text:span></text:span><text:span text:style-name="Fuente_20_de_20_párrafo_20_predeter."><text:span text:style-name="T2">.tipoh = char v ExpresionNiv2.tipo = cha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onNiv1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/= boolean) v</text:span></text:span></text:p>
      <text:p text:style-name="Standard"><text:soft-page-break/><text:span text:style-name="Fuente_20_de_20_párrafo_20_predeter."><text:span text:style-name="T2"><text:tab/> <text:s text:c="13"/>(ExpresionNiv1Rec</text:span></text:span><text:span text:style-name="Fuente_20_de_20_párrafo_20_predeter."><text:span text:style-name="T5">o</text:span></text:span><text:span text:style-name="Fuente_20_de_20_párrafo_20_predeter."><text:span text:style-name="T2">.tipoh =/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 boolean))</text:span></text:span></text:p>
      <text:p text:style-name="P4"><text:tab/><text:tab/><text:tab/>error</text:p>
      <text:p text:style-name="P4"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=float v ExpresionNiv2.tipo = float)</text:span></text:span></text:p>
      <text:p text:style-name="P4"><text:tab/><text:tab/><text:tab/><text:tab/>float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integer v ExpresionNiv2.tipo = integer)</text:span></text:span></text:p>
      <text:p text:style-name="P4"><text:tab/><text:tab/><text:tab/><text:tab/> integer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natural </text:span></text:span><text:span text:style-name="Fuente_20_de_20_párrafo_20_predeter."><text:span text:style-name="T2">ᴧ</text:span></text:span><text:span text:style-name="Fuente_20_de_20_párrafo_20_predeter."><text:span text:style-name="T2"> ExpresionNiv2.tipo = natural)</text:span></text:span></text:p>
      <text:p text:style-name="P4"><text:tab/><text:tab/><text:tab/><text:tab/> natural</text:p>
      <text:p text:style-name="P4"><text:tab/><text:tab/><text:tab/> <text:s text:c="16"/>sino error</text:p>
      <text:p text:style-name="P4"><text:tab/><text:tab/><text:tab/>o: <text:s/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 boolean)</text:span></text:span></text:p>
      <text:p text:style-name="P4"><text:tab/><text:tab/><text:tab/><text:tab/> <text:s text:c="3"/>boolean</text:p>
      <text:p text:style-name="P4"><text:tab/><text:tab/><text:tab/> <text:s text:c="8"/>sino error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5">o</text:span></text:span><text:span text:style-name="Fuente_20_de_20_párrafo_20_predeter."><text:span text:style-name="T2">.tipo = ExpresionNiv1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1Rec</text:span></text:span><text:span text:style-name="Fuente_20_de_20_párrafo_20_predeter."><text:span text:style-name="T5">1</text:span></text:span><text:span text:style-name="Fuente_20_de_20_párrafo_20_predeter."><text:span text:style-name="T2">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4"/>
      <text:p text:style-name="P3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P4"/>
      <text:p text:style-name="P4"/>
      <text:p text:style-name="P3"/>
      <text:p text:style-name="P7">(eliminamos la recursión a izquierdas)</text:p>
      <text:p text:style-name="P3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2.tipo = ExpresiónNiv2Rec.tipo</text:p>
      <text:p text:style-name="P4"><text:tab/>ExpresionNiv3.tsh = ExpresionNiv2.tsh</text:p>
      <text:p text:style-name="P4"><text:tab/>ExpresionNiv2Rec.tsh = ExpresionNiv2.tsh</text:p>
      <text:p text:style-name="P4"/>
      <text:p text:style-name="P3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si (ExpresionNiv2Rec</text:span></text:span><text:span text:style-name="Fuente_20_de_20_párrafo_20_predeter."><text:span text:style-name="T5">o</text:span></text:span><text:span text:style-name="Fuente_20_de_20_párrafo_20_predeter."><text:span text:style-name="T2">.tipoh = error v ExpresionNiv3.tipo = error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5">o.</text:span></text:span><text:span text:style-name="Fuente_20_de_20_párrafo_20_predeter."><text:span text:style-name="T2">tipoh = character v ExpresionNiv3.tipo = characte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/= boolean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</text:span></text:span><text:span text:style-name="Fuente_20_de_20_párrafo_20_predeter."><text:span text:style-name="T2">onNiv2Rec</text:span></text:span><text:span text:style-name="Fuente_20_de_20_párrafo_20_predeter."><text:span text:style-name="T5">o</text:span></text:span><text:span text:style-name="Fuente_20_de_20_párrafo_20_predeter."><text:span text:style-name="T2">.tipoh =/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 boolean))</text:span></text:span></text:p>
      <text:p text:style-name="P4"><text:tab/><text:tab/> <text:s text:c="9"/>error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=float v ExpresionNiv3.tipo = float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integer v ExpresionNiv3.tipo = integer)</text:span></text:span></text:p>
      <text:p text:style-name="P4"><text:tab/><text:tab/><text:tab/><text:tab/><text:tab/>integer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natural </text:span></text:span><text:span text:style-name="Fuente_20_de_20_párrafo_20_predeter."><text:span text:style-name="T2">ᴧ</text:span></text:span><text:span text:style-name="Fuente_20_de_20_párrafo_20_predeter."><text:span text:style-name="T2"> ExpresionNiv3.</text:span></text:span><text:span text:style-name="Fuente_20_de_20_párrafo_20_predeter."><text:span text:style-name="T2">tipo=natural)</text:span></text:span></text:p>
      <text:p text:style-name="P4"><text:tab/><text:tab/><text:tab/><text:tab/> <text:s/><text:tab/>natural</text:p>
      <text:p text:style-name="P4"><text:tab/><text:tab/><text:tab/> <text:s text:c="8"/>sino error</text:p>
      <text:p text:style-name="P4"><text:tab/><text:tab/><text:tab/>modulo:</text:p>
      <text:p text:style-name="P4"><text:tab/><text:tab/><text:tab/> <text:s text:c="8"/>si (ExpresionNiv3.tipo = natural ᴧ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(ExpresionNiv2Rec</text:span></text:span><text:span text:style-name="Fuente_20_de_20_párrafo_20_predeter."><text:span text:style-name="T5">o</text:span></text:span><text:span text:style-name="Fuente_20_de_20_párrafo_20_predeter."><text:span text:style-name="T2">.tipoh=natural v ExpresionNiv2Rec0.tipoh=integer))</text:span></text:span><text:span text:style-name="Fuente_20_de_20_párrafo_20_predeter."><text:span text:style-name="T2"><text:tab/>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5"/>ExpresionNiv2Rec</text:span></text:span><text:span text:style-name="Fuente_20_de_20_párrafo_20_predeter."><text:span text:style-name="T5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error</text:p>
      <text:p text:style-name="P4"><text:tab/><text:tab/><text:tab/>y: <text:s/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 boolean)</text:span></text:span></text:p>
      <text:p text:style-name="P4"><text:tab/><text:tab/><text:tab/><text:tab/> <text:s text:c="3"/>boolean</text:p>
      <text:p text:style-name="P4"><text:tab/><text:tab/><text:tab/> <text:s text:c="8"/>sino error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o</text:span></text:span><text:span text:style-name="Fuente_20_de_20_párrafo_20_predeter."><text:span text:style-name="T2">.tipo = ExpresionNiv2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4"/>
      <text:p text:style-name="P3">ExpresiónNiv2Rec → λ</text:p>
      <text:p text:style-name="P4"><text:tab/>ExpresionNiv2Rec.tipo = ExpresionNiv2Rec.tipoh</text:p>
      <text:p text:style-name="P4"/>
      <text:p text:style-name="P4"><text:soft-page-break/></text:p>
      <text:p text:style-name="P4"/>
      <text:p text:style-name="P4">(factorizamos)</text:p>
      <text:p text:style-name="P3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.tipo = ExpresionNiv3Fact.tipo</text:p>
      <text:p text:style-name="P3">ExpresionNiv3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 ExpresionNiv3Fact.tipoh</text:span></text:span></text:p>
      <text:p text:style-name="P3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error v ExpresionNiv3.tipo = error v</text:p>
      <text:p text:style-name="P4"><text:s text:c="33"/>ExpresionNiv3Fact.tipoh =/= natural v ExpresionNiv3.tipo =/= natural)</text:p>
      <text:p text:style-name="P4"><text:tab/><text:tab/> <text:s text:c="6"/>error</text:p>
      <text:p text:style-name="P4"><text:tab/><text:tab/>sino natural</text:p>
      <text:p text:style-name="P4"/>
      <text:p text:style-name="P4"/>
      <text:p text:style-name="P1"/>
      <text:p text:style-name="P1">7.3. Acondicionamiento de la Gramática para la Traducción</text:p>
      <text:p text:style-name="P1"/>
      <text:p text:style-name="P1"/>
      <text:p text:style-name="P4">(factorizamos)</text:p>
      <text:p text:style-name="P3">Declaraciones → Declaracion DeclaracionesFact</text:p>
      <text:p text:style-name="P4"><text:tab/>DeclaracionFact.idh = Declaracion.id</text:p>
      <text:p text:style-name="P4"><text:tab/>Declaraciones.ts = DeclaracionFact.ts</text:p>
      <text:p text:style-name="P4"><text:tab/>Declaraciones.numVars = DeclaracionesFact.numVars</text:p>
      <text:p text:style-name="P3">DeclaracionesFact → λ</text:p>
      <text:p text:style-name="P4"><text:tab/>DeclaracionesFact.ts = inserta(creaTS(),DeclaracionesFact.idh,&lt;dir:0&gt;)</text:p>
      <text:p text:style-name="P4"><text:tab/>DeclaracionesFact.numVars = 1</text:p>
      <text:p text:style-name="P3">DeclaracionesFact → ; Declaraciones</text:p>
      <text:p text:style-name="P4"><text:tab/>DeclaracionesFact.ts = inserta(Declaraciones.ts,DeclaracionesFact.idh,&lt;dir:Declaraciones.numVars&gt;)</text:p>
      <text:p text:style-name="P4"><text:tab/>DeclaracionesFact.numVars = Declaraciones.numVars + 1</text:p>
      <text:p text:style-name="P4"/>
      <text:p text:style-name="P4"/>
      <text:p text:style-name="P4">(factorizamos)</text:p>
      <text:p text:style-name="P3">Instrucciones → Instrucción Instrucciones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h = Instrucción.codP</text:span></text:span></text:p>
      <text:p text:style-name="P4"><text:tab/>InstruccionesFact.codJh = Instrucción.codJ</text:p>
      <text:p text:style-name="P4"><text:tab/>Instrucciones.codP = InstruccionesFact.codP</text:p>
      <text:p text:style-name="P4"><text:tab/>Instrucciones.codJ = InstruccionesFact.codJ</text:p>
      <text:p text:style-name="P3">Instruc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 = InstruccionesFact.codPh</text:span></text:span></text:p>
      <text:p text:style-name="P4"><text:tab/>InstruccionesFact.codJ = InstruccionesFact.codJh</text:p>
      <text:p text:style-name="P3">InstruccionesFact → ; Instrucciones</text:p>
      <text:p text:style-name="P4"><text:tab/>InstruccionesFact.codP = InstruccionesFact.codPh || Instrucciones.codP</text:p>
      <text:p text:style-name="P4"><text:tab/>InstruccionesFact.codJ = InstruccionesFact.codJh || Instrucciones.codJ</text:p>
      <text:p text:style-name="P4"/>
      <text:p text:style-name="P13"/>
      <text:p text:style-name="P8">(factorizamos)</text:p>
      <text:p text:style-name="P3">Expresión → ExpresiónNiv1 Expresión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h = ExpresionNiv1.codP</text:span></text:span></text:p>
      <text:p text:style-name="P4"><text:tab/>ExpresiónFact.codJh = ExpresiónNiv1.codJ</text:p>
      <text:p text:style-name="P4"><text:tab/>Expresión.codP = ExpresiónFact.codP</text:p>
      <text:p text:style-name="P4"><text:tab/>Expresión.codJ = ExpresiónFact.codJ</text:p>
      <text:p text:style-name="P3">Expresión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 = ExpresiónFact.codPh</text:span></text:span></text:p>
      <text:p text:style-name="P4"><text:tab/>ExpresiónFact.codJ = ExpresiónFact.codJh</text:p>
      <text:p text:style-name="P3">ExpresiónFact → OpNiv0 ExpresiónNiv1</text:p>
      <text:p text:style-name="P4"><text:tab/>ExpresiónFact.codP =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0.op)</text:span></text:span></text:p>
      <text:p text:style-name="P5"><text:soft-page-break/><text:tab/><text:tab/><text:tab/>menor:</text:p>
      <text:p text:style-name="P5"><text:tab/><text:tab/><text:tab/><text:tab/>case (ExpresiónFact.tipoh)</text:p>
      <text:p text:style-name="P5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</text:span></text:span><text:span text:style-name="Fuente_20_de_20_párrafo_20_predeter."><text:span text:style-name="T2">= float)</text:span></text:span></text:p>
      <text:p text:style-name="P4"><text:tab/><text:tab/><text:tab/><text:tab/><text:tab/><text:tab/> <text:s text:c="6"/>ExpresiónFact.codPh || ExpresiónNiv1.codP || men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enor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en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men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</text:p>
      <text:p text:style-name="P4"><text:tab/><text:tab/><text:tab/><text:tab/><text:tab/>otro:</text:p>
      <text:p text:style-name="P4"><text:tab/><text:tab/><text:tab/><text:tab/><text:tab/><text:tab/>ExpresiónFact.codPh || ExpresiónNiv1.codP || menor</text:p>
      <text:p text:style-name="P4"><text:tab/><text:tab/><text:tab/>mayor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may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ayor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ayor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ay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ayor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ayor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may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ayor</text:p>
      <text:p text:style-name="P4"><text:tab/><text:tab/><text:tab/><text:tab/><text:tab/>otro:</text:p>
      <text:p text:style-name="P4"><text:tab/><text:tab/><text:tab/><text:tab/><text:tab/><text:tab/>ExpresiónFact.codPh || ExpresiónNiv1.codP || <text:s/>mayor</text:p>
      <text:p text:style-name="P4"><text:tab/><text:tab/><text:tab/>menor-ig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men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enorIg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Ig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en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Ig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Ig</text:p>
      <text:p text:style-name="P4"><text:soft-page-break/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men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Ig</text:p>
      <text:p text:style-name="P4"><text:tab/><text:tab/><text:tab/><text:tab/><text:tab/>otro:</text:p>
      <text:p text:style-name="P4"><text:tab/><text:tab/><text:tab/><text:tab/><text:tab/><text:tab/>ExpresiónFact.codPh || ExpresiónNiv1.codP || <text:s/>menorIg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mayor-ig</text:span></text:span></text:p>
      <text:p text:style-name="P5"><text:tab/><text:tab/><text:tab/><text:tab/>case (ExpresiónFact.tipoh)</text:p>
      <text:p text:style-name="P5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= float)</text:span></text:span></text:p>
      <text:p text:style-name="P4"><text:tab/><text:tab/><text:tab/><text:tab/><text:tab/><text:tab/> <text:s text:c="6"/>ExpresiónFact.codPh || ExpresiónNiv1.codP || may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ayorIg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ayorIg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ay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ayorIg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0.codPh || CastFloat || ExpresiónNiv1.codP || mayorIg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0.codPh || CastInt || ExpresiónNiv1.codP || mayorIg</text:p>
      <text:p text:style-name="P4"><text:tab/><text:tab/><text:tab/><text:tab/><text:tab/><text:tab/>sino</text:p>
      <text:p text:style-name="P4"><text:tab/><text:tab/><text:tab/><text:tab/><text:tab/><text:tab/> <text:s text:c="6"/>ExpresiónFact0.codPh || ExpresiónNiv1.codP || mayorIg</text:p>
      <text:p text:style-name="P4"><text:tab/><text:tab/><text:tab/><text:tab/><text:tab/>otro:</text:p>
      <text:p text:style-name="P4"><text:tab/><text:tab/><text:tab/><text:tab/><text:tab/><text:tab/>ExpresiónFact0.codPh || ExpresiónNiv1.codP || <text:s/>mayorIg</text:p>
      <text:p text:style-name="P4"><text:tab/><text:tab/><text:tab/>igual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igual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igual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igual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igual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igual</text:p>
      <text:p text:style-name="P4"><text:tab/><text:tab/><text:tab/><text:tab/><text:tab/>otro:</text:p>
      <text:p text:style-name="P4"><text:tab/><text:tab/><text:tab/><text:tab/><text:tab/><text:tab/>ExpresiónFact.codPh || ExpresiónNiv1.codP || <text:s/>igual</text:p>
      <text:p text:style-name="P4"><text:tab/><text:tab/><text:tab/>no-igual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no-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no-igual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5"/>ExpresiónFact.codPh || CastFloat || ExpresiónNiv1.codP || no-igual</text:p>
      <text:p text:style-name="P4"><text:tab/><text:tab/><text:tab/><text:tab/><text:tab/><text:tab/>sino si (ExpresiónNiv1.tipo = natural)</text:p>
      <text:p text:style-name="P4"><text:soft-page-break/><text:tab/><text:tab/><text:tab/><text:tab/><text:tab/><text:tab/> <text:s text:c="5"/>ExpresiónFact.codPh || ExpresiónNiv1.codP || CastInt || no-igual</text:p>
      <text:p text:style-name="P4"><text:tab/><text:tab/><text:tab/><text:tab/><text:tab/><text:tab/>sino</text:p>
      <text:p text:style-name="P4"><text:tab/><text:tab/><text:tab/><text:tab/><text:tab/><text:tab/> <text:s text:c="5"/>ExpresiónFact.codPh || ExpresiónNiv1.codP || no-igual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5"/>ExpresiónFact.codPh || CastFloat || ExpresiónNiv1.codP || no-igual</text:p>
      <text:p text:style-name="P4"><text:tab/><text:tab/><text:tab/><text:tab/><text:tab/><text:tab/>sino si (ExpresiónNiv1.tipo = entero)</text:p>
      <text:p text:style-name="P4"><text:tab/><text:tab/><text:tab/><text:tab/><text:tab/><text:tab/> <text:s text:c="5"/>ExpresiónFact.codPh || CastInt || ExpresiónNiv1.codP || no-igual</text:p>
      <text:p text:style-name="P4"><text:tab/><text:tab/><text:tab/><text:tab/><text:tab/><text:tab/>sino</text:p>
      <text:p text:style-name="P4"><text:tab/><text:tab/><text:tab/><text:tab/><text:tab/><text:tab/> <text:s text:c="5"/>ExpresiónFact.codPh || ExpresiónNiv1.codP || no-igual</text:p>
      <text:p text:style-name="P4"><text:tab/><text:tab/><text:tab/><text:tab/><text:tab/>otro:</text:p>
      <text:p text:style-name="P4"><text:tab/><text:tab/><text:tab/><text:tab/><text:tab/><text:tab/>ExpresiónFact0.codPh || ExpresiónNiv1.codP || <text:s/>no-igual</text:p>
      <text:p text:style-name="P4"/>
      <text:p text:style-name="Standard"><text:span text:style-name="Fuente_20_de_20_párrafo_20_predeter."><text:span text:style-name="T2"><text:tab/></text:span></text:span><text:span text:style-name="Fuente_20_de_20_párrafo_20_predeter."><text:span text:style-name="T3">ExpresiónFact.codJ =</text:span></text:span></text:p>
      <text:p text:style-name="P5"><text:tab/><text:tab/>case (OpNiv0.op)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enor: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ge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ge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g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g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ayor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P4"><text:tab/><text:tab/><text:tab/><text:tab/><text:tab/><text:tab/>if_le +7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soft-page-break/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le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l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l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enor-ig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gt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gt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g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g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ayor-ig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soft-page-break/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lt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lt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l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l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gual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ne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ne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ne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soft-page-break/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ne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no-igual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P4"><text:tab/><text:tab/><text:tab/><text:tab/><text:tab/><text:tab/>if_eq +7 ||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P4"><text:tab/><text:tab/><text:tab/><text:tab/><text:tab/><text:tab/>i2f ||</text:p>
      <text:p text:style-name="P4"><text:tab/><text:tab/><text:tab/><text:tab/><text:tab/><text:tab/>fcmpg ||</text:p>
      <text:p text:style-name="P4"><text:tab/><text:tab/><text:tab/><text:tab/><text:tab/><text:tab/>if_eq +7 ||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eq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eq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(eliminamos la recursión a izquierdas)</text:p>
      <text:p text:style-name="P3">ExpresiónNiv1 →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h = ExpresiónNiv2.codP</text:span></text:span></text:p>
      <text:p text:style-name="P4"><text:tab/>ExpresiónNiv1Rec.codJh = ExpresiónNiv2.codJ</text:p>
      <text:p text:style-name="P4"><text:tab/>ExpresiónNiv1.codP = ExpresiónNiv1Rec.codP</text:p>
      <text:p text:style-name="P4"><text:tab/>ExpresiónNiv1.codJ = ExpresiónNiv1Rec.codJ</text:p>
      <text:p text:style-name="P4"/>
      <text:p text:style-name="P3">Expresió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 = ExpresiónNiv1Rec.codPh</text:span></text:span></text:p>
      <text:p text:style-name="P4"><text:tab/>ExpresiónNiv1Rec.codJ = ExpresiónNiv1Rec.codJh</text:p>
      <text:p text:style-name="P3"/>
      <text:p text:style-name="P3">ExpresiónNiv1Rec → OpNiv1 ExpresiónNiv2 ExpresiónNiv1Rec</text:p>
      <text:p text:style-name="Standard"><text:soft-page-break/><text:span text:style-name="Fuente_20_de_20_párrafo_20_predeter."><text:span text:style-name="T4"><text:tab/></text:span></text:span><text:span text:style-name="Fuente_20_de_20_párrafo_20_predeter."><text:span text:style-name="T4">ExpresiónNiv1Rec</text:span></text:span><text:span text:style-name="Fuente_20_de_20_párrafo_20_predeter."><text:span text:style-name="T5">1</text:span></text:span><text:span text:style-name="Fuente_20_de_20_párrafo_20_predeter."><text:span text:style-name="T4">.codPh =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1.op)</text:span></text:span></text:p>
      <text:p text:style-name="P5"><text:tab/><text:tab/><text:tab/>suma: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case (ExpresiónNiv1Rec</text:span></text:span><text:span text:style-name="Fuente_20_de_20_párrafo_20_predeter."><text:span text:style-name="T9">o</text:span></text:span><text:span text:style-name="Fuente_20_de_20_párrafo_20_predeter."><text:span text:style-name="T7">.tipoh)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8">float:</text:span></text:span></text:p>
      <text:p text:style-name="P8"><text:tab/><text:tab/><text:tab/><text:tab/><text:tab/><text:tab/>si(ExpresionNiv2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sumar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</text:span></text:span><text:span text:style-name="Fuente_20_de_20_párrafo_20_predeter."><text:span text:style-name="T8">ExpresionNiv2.codP || CastFloat || sumar</text:span></text:span></text:p>
      <text:p text:style-name="P8"><text:tab/><text:tab/><text:tab/><text:tab/><text:tab/>entero:</text:p>
      <text:p text:style-name="P8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onNiv2.codP || sumar</text:span></text:span></text:p>
      <text:p text:style-name="P8"><text:tab/><text:tab/><text:tab/><text:tab/><text:tab/><text:tab/>sino si (ExpresionNiv2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</text:span></text:span><text:span text:style-name="Fuente_20_de_20_párrafo_20_predeter."><text:span text:style-name="T8">iv2.codP || CastInt || sumar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sumar</text:span></text:span></text:p>
      <text:p text:style-name="P8"><text:tab/><text:tab/><text:tab/><text:tab/><text:tab/>natural:</text:p>
      <text:p text:style-name="P8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onNiv2.codP || sumar</text:span></text:span></text:p>
      <text:p text:style-name="P8"><text:tab/><text:tab/><text:tab/><text:tab/><text:tab/><text:tab/>sino si (ExpresionNiv2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Int || ExpresionNiv2.codP || <text:s/>sumar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sumar</text:span></text:span></text:p>
      <text:p text:style-name="P4"><text:tab/><text:tab/><text:tab/>resta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1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P8"><text:tab/><text:tab/><text:tab/><text:tab/><text:tab/>float:</text:p>
      <text:p text:style-name="P8"><text:tab/><text:tab/><text:tab/><text:tab/><text:tab/><text:tab/>si(ExpresionNiv2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restar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CastFloat || restar</text:span></text:span></text:p>
      <text:p text:style-name="P8"><text:tab/><text:tab/><text:tab/><text:tab/><text:tab/>entero:</text:p>
      <text:p text:style-name="P8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</text:span></text:span><text:span text:style-name="Fuente_20_de_20_párrafo_20_predeter."><text:span text:style-name="T8">CastFloat || ExpresionNiv2.codP || restar</text:span></text:span></text:p>
      <text:p text:style-name="P8"><text:tab/><text:tab/><text:tab/><text:tab/><text:tab/><text:tab/>sino si (ExpresionNiv2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CastInt || restar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restar</text:span></text:span></text:p>
      <text:p text:style-name="P8"><text:tab/><text:tab/><text:tab/><text:tab/><text:tab/>natural:</text:p>
      <text:p text:style-name="P8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onNiv2.codP || restar</text:span></text:span></text:p>
      <text:p text:style-name="P8"><text:tab/><text:tab/><text:tab/><text:tab/><text:tab/><text:tab/>sino si (ExpresionNiv2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Int || ExpresionNiv2.codP || <text:s/>restar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restar</text:span></text:span></text:p>
      <text:p text:style-name="P4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Ph || ExpresiónNiv2.codP || o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/text:p>
      <text:p text:style-name="P4"/>
      <text:p text:style-name="Standard"><text:span text:style-name="Fuente_20_de_20_párrafo_20_predeter."><text:span text:style-name="T2"><text:tab/></text:span></text:span><text:span text:style-name="Fuente_20_de_20_párrafo_20_predeter."><text:span text:style-name="T3">ExpresiónNiv1Rec</text:span></text:span><text:span text:style-name="Fuente_20_de_20_párrafo_20_predeter."><text:span text:style-name="T6">1</text:span></text:span><text:span text:style-name="Fuente_20_de_20_párrafo_20_predeter."><text:span text:style-name="T3">.codJh =</text:span></text:span></text:p>
      <text:p text:style-name="P5"><text:tab/><text:tab/>case (OpNiv1.op)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uma: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si (ExpresiónNiv1Rec</text:span></text:span><text:span text:style-name="Fuente_20_de_20_párrafo_20_predeter."><text:span text:style-name="T5">o</text:span></text:span><text:span text:style-name="Fuente_20_de_20_párrafo_20_predeter."><text:span text:style-name="T2">.tipoh = float)</text:span></text:span>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fadd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2f || fadd</text:span></text:span></text:p>
      <text:p text:style-name="P4"><text:tab/><text:tab/><text:tab/><text:tab/>sino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i2f || ExpresiónNiv2. codJ || fadd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add</text:span></text:span></text:p>
      <text:p text:style-name="P4"><text:tab/><text:tab/><text:tab/>resta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si (ExpresiónNiv1Rec</text:span></text:span><text:span text:style-name="Fuente_20_de_20_párrafo_20_predeter."><text:span text:style-name="T5">o</text:span></text:span><text:span text:style-name="Fuente_20_de_20_párrafo_20_predeter."><text:span text:style-name="T2">.tipoh = float)</text:span></text:span></text:p>
      <text:p text:style-name="P4"><text:tab/><text:tab/><text:tab/><text:tab/><text:tab/>si(ExpresionNiv2.tipo = float)</text:p>
      <text:p text:style-name="Standard"><text:soft-page-break/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fsub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2f || fsub</text:span></text:span></text:p>
      <text:p text:style-name="P4"><text:tab/><text:tab/><text:tab/><text:tab/>sino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i2f || ExpresiónNiv2. codJ || fsub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sub</text:span></text:span></text:p>
      <text:p text:style-name="P4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Jh ||</text:span></text:span></text:p>
      <text:p text:style-name="P4"><text:tab/><text:tab/><text:tab/><text:tab/>ifne +7 ||</text:p>
      <text:p text:style-name="P4"><text:tab/><text:tab/><text:tab/><text:tab/>ExpresionNiv2.codJ ||</text:p>
      <text:p text:style-name="P4"><text:tab/><text:tab/><text:tab/><text:tab/>ifeq +7 ||</text:p>
      <text:p text:style-name="P4"><text:tab/><text:tab/><text:tab/><text:tab/>iconst_1 ||</text:p>
      <text:p text:style-name="P4"><text:tab/><text:tab/><text:tab/><text:tab/>goto +4 ||</text:p>
      <text:p text:style-name="P4"><text:tab/><text:tab/><text:tab/><text:tab/>iconst_0</text:p>
      <text:p text:style-name="P4"/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P = ExpresiónNivRec</text:span></text:span><text:span text:style-name="Fuente_20_de_20_párrafo_20_predeter."><text:span text:style-name="T5">1</text:span></text:span><text:span text:style-name="Fuente_20_de_20_párrafo_20_predeter."><text:span text:style-name="T2">.codP</text:span></text:span></text:p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J = ExpresiónNivRec</text:span></text:span><text:span text:style-name="Fuente_20_de_20_párrafo_20_predeter."><text:span text:style-name="T5">1</text:span></text:span><text:span text:style-name="Fuente_20_de_20_párrafo_20_predeter."><text:span text:style-name="T2">.codJ</text:span></text:span></text:p>
      <text:p text:style-name="P4"/>
      <text:p text:style-name="P3"/>
      <text:p text:style-name="P6">(eliminamos la recursión a izquierdas)</text:p>
      <text:p text:style-name="P3">ExpresiónNiv2 → Expresió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h = ExpresiónNiv3.codP</text:span></text:span></text:p>
      <text:p text:style-name="P4"><text:tab/>ExpresiónNiv2Rec.codJh = ExpresiónNiv3.codJ</text:p>
      <text:p text:style-name="P4"><text:tab/>ExpresiónNiv2.codP = ExpresiónNiv2Rec.codP</text:p>
      <text:p text:style-name="P4"><text:tab/>ExpresiónNiv2.codJ = ExpresiónNiv2Rec.codJ</text:p>
      <text:p text:style-name="P3">ExpresiónNiv2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 = </text:span></text:span><text:span text:style-name="Fuente_20_de_20_párrafo_20_predeter."><text:span text:style-name="T2">ExpresiónNiv2Rec.codPh</text:span></text:span></text:p>
      <text:p text:style-name="P4"><text:tab/>ExpresiónNiv2Rec.codJ = ExpresiónNiv2Rec.codJh</text:p>
      <text:p text:style-name="P3"/>
      <text:p text:style-name="P3">ExpresiónNiv2Rec → OpNiv2 ExpresiónNiv3 ExpresiónNiv2Rec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7">ExpresiónNiv2Rec</text:span></text:span><text:span text:style-name="Fuente_20_de_20_párrafo_20_predeter."><text:span text:style-name="T9">1</text:span></text:span><text:span text:style-name="Fuente_20_de_20_párrafo_20_predeter."><text:span text:style-name="T7">.codPh =</text:span></text:span></text:p>
      <text:p text:style-name="P9"><text:tab/><text:tab/>case(OpNiv2.op)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8">Multiplica: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2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P8"><text:tab/><text:tab/><text:tab/><text:tab/><text:tab/>float:</text:p>
      <text:p text:style-name="P8"><text:tab/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ul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CastFloat || Mul</text:span></text:span></text:p>
      <text:p text:style-name="P8"><text:tab/><text:tab/><text:tab/><text:tab/><text:tab/>entero:</text:p>
      <text:p text:style-name="P8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</text:span></text:span><text:span text:style-name="Fuente_20_de_20_párrafo_20_predeter."><text:span text:style-name="T8">Ph || CastFloat || ExpresiónNiv3.codP || Mul</text:span></text:span></text:p>
      <text:p text:style-name="P8"><text:tab/><text:tab/><text:tab/><text:tab/><text:tab/><text:tab/>sino si (ExpresionNiv3 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CastInt || Mul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ul</text:span></text:span></text:p>
      <text:p text:style-name="P8"><text:tab/><text:tab/><text:tab/><text:tab/><text:tab/>natural:</text:p>
      <text:p text:style-name="P8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ónNiv3.codP || Mul</text:span></text:span></text:p>
      <text:p text:style-name="P8"><text:tab/><text:tab/><text:tab/><text:tab/><text:tab/><text:tab/>sino si (ExpresionNiv3 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Int || ExpresiónNiv3.codP || <text:s/>Mul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ul</text:span></text:span></text:p>
      <text:p text:style-name="P8"><text:tab/><text:tab/><text:tab/>Divide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2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P8"><text:tab/><text:tab/><text:tab/><text:tab/><text:tab/>float:</text:p>
      <text:p text:style-name="P8"><text:tab/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Div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</text:span></text:span><text:span text:style-name="Fuente_20_de_20_párrafo_20_predeter."><text:span text:style-name="T8"> || CastFloat || Div</text:span></text:span></text:p>
      <text:p text:style-name="P8"><text:tab/><text:tab/><text:tab/><text:tab/><text:tab/>entero:</text:p>
      <text:p text:style-name="P8"><text:soft-page-break/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ónNiv3.codP || Div</text:span></text:span></text:p>
      <text:p text:style-name="P8"><text:tab/><text:tab/><text:tab/><text:tab/><text:tab/><text:tab/>sino si (ExpresionNiv3 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CastInt </text:span></text:span><text:span text:style-name="Fuente_20_de_20_párrafo_20_predeter."><text:span text:style-name="T8">|| Div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Div</text:span></text:span></text:p>
      <text:p text:style-name="P8"><text:tab/><text:tab/><text:tab/><text:tab/><text:tab/>natural:</text:p>
      <text:p text:style-name="P8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ónNiv3.codP || Div</text:span></text:span></text:p>
      <text:p text:style-name="P8"><text:tab/><text:tab/><text:tab/><text:tab/><text:tab/><text:tab/>sino si (ExpresionNiv3 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Int || ExpresiónNiv3.codP || <text:s/>Div</text:span></text:span></text:p>
      <text:p text:style-name="P8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Div</text:span></text:span></text:p>
      <text:p text:style-name="P8"><text:tab/><text:tab/><text:tab/>Modulo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od</text:span></text:span></text:p>
      <text:p text:style-name="P8"><text:tab/><text:tab/><text:tab/>y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</text:span></text:span><text:span text:style-name="Fuente_20_de_20_párrafo_20_predeter."><text:span text:style-name="T8">.codP || Y</text:span></text:span></text:p>
      <text:p text:style-name="P8"/>
      <text:p text:style-name="Standard"><text:span text:style-name="Fuente_20_de_20_párrafo_20_predeter."><text:span text:style-name="T8"><text:tab/></text:span></text:span><text:span text:style-name="Fuente_20_de_20_párrafo_20_predeter."><text:span text:style-name="T7">ExpresiónNiv2Rec</text:span></text:span><text:span text:style-name="Fuente_20_de_20_párrafo_20_predeter."><text:span text:style-name="T9">1</text:span></text:span><text:span text:style-name="Fuente_20_de_20_párrafo_20_predeter."><text:span text:style-name="T7">.codJh =</text:span></text:span></text:p>
      <text:p text:style-name="P9"><text:tab/><text:tab/>case(OpNiv2.op)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8">Multiplica: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si(ExpresiónNiv2Rec</text:span></text:span><text:span text:style-name="Fuente_20_de_20_párrafo_20_predeter."><text:span text:style-name="T10">o</text:span></text:span><text:span text:style-name="Fuente_20_de_20_párrafo_20_predeter."><text:span text:style-name="T8">.tipoh = float)</text:span></text:span></text:p>
      <text:p text:style-name="P8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 || fmul</text:span></text:span></text:p>
      <text:p text:style-name="P8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</text:span></text:span><text:span text:style-name="Fuente_20_de_20_párrafo_20_predeter."><text:span text:style-name="T8">ExpresionNiv3.codJ || i2f || fmul</text:span></text:span></text:p>
      <text:p text:style-name="P8"><text:tab/><text:tab/><text:tab/><text:tab/>sino</text:p>
      <text:p text:style-name="P8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i2f || ExpresionNiv3.codJ|| fmul</text:span></text:span></text:p>
      <text:p text:style-name="P8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|| imul</text:span></text:span></text:p>
      <text:p text:style-name="P8"><text:tab/><text:tab/><text:tab/>Divide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si(ExpresiónNiv2Rec</text:span></text:span><text:span text:style-name="Fuente_20_de_20_párrafo_20_predeter."><text:span text:style-name="T10">o</text:span></text:span><text:span text:style-name="Fuente_20_de_20_párrafo_20_predeter."><text:span text:style-name="T8">.tipoh </text:span></text:span><text:span text:style-name="Fuente_20_de_20_párrafo_20_predeter."><text:span text:style-name="T8">= float)</text:span></text:span></text:p>
      <text:p text:style-name="P8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 || fdiv</text:span></text:span></text:p>
      <text:p text:style-name="P8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 || i2f || fdiv</text:span></text:span></text:p>
      <text:p text:style-name="P8"><text:tab/><text:tab/><text:tab/><text:tab/>sino</text:p>
      <text:p text:style-name="P8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</text:span></text:span><text:span text:style-name="Fuente_20_de_20_párrafo_20_predeter."><text:span text:style-name="T8"> || i2f || ExpresionNiv3.codJ|| fdiv</text:span></text:span></text:p>
      <text:p text:style-name="P8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|| idiv</text:span></text:span></text:p>
      <text:p text:style-name="P8"><text:tab/><text:tab/><text:tab/>Modulo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ónNiv3.codJ || imod</text:span></text:span></text:p>
      <text:p text:style-name="P8"><text:tab/><text:tab/><text:tab/>y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</text:span></text:span></text:p>
      <text:p text:style-name="P8"><text:tab/><text:tab/><text:tab/><text:tab/>ifeq +11 ||</text:p>
      <text:p text:style-name="P8"><text:tab/><text:tab/><text:tab/><text:tab/>ExpresiónNiv3.codJ ||</text:p>
      <text:p text:style-name="P8"><text:tab/><text:tab/><text:tab/><text:tab/>ifeq +7 ||</text:p>
      <text:p text:style-name="P8"><text:tab/><text:tab/><text:tab/><text:tab/>iconst_1 ||</text:p>
      <text:p text:style-name="P8"><text:tab/><text:tab/><text:tab/><text:tab/>goto +4 ||</text:p>
      <text:p text:style-name="P8"><text:tab/><text:tab/><text:tab/><text:tab/>iconst_0</text:p>
      <text:p text:style-name="Standard"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 = ExpresiónNiv2Rec</text:span></text:span><text:span text:style-name="Fuente_20_de_20_párrafo_20_predeter."><text:span text:style-name="T10">1</text:span></text:span><text:span text:style-name="Fuente_20_de_20_párrafo_20_predeter."><text:span text:style-name="T8">.codP</text:span></text:span></text:p>
      <text:p text:style-name="Standard"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 = ExpresiónNiv2Rec</text:span></text:span><text:span text:style-name="Fuente_20_de_20_párrafo_20_predeter."><text:span text:style-name="T10">1</text:span></text:span><text:span text:style-name="Fuente_20_de_20_párrafo_20_predeter."><text:span text:style-name="T8">.codJ</text:span></text:span></text:p>
      <text:p text:style-name="P10"/>
      <text:p text:style-name="P10"/>
      <text:p text:style-name="P11">(factorizamos)</text:p>
      <text:p text:style-name="P10">ExpresiónNiv3 → ExpresiónNiv4 ExpresiónNiv3Fact</text:p>
      <text:p text:style-name="P8"><text:tab/>ExpresiónNiv3Fact.codPh = ExpresiónNiv4.codP</text:p>
      <text:p text:style-name="P8"><text:tab/>ExpresiónNiv3Fact.codJh = ExpresiónNiv4.codJ</text:p>
      <text:p text:style-name="P8"><text:tab/>ExpresiónNiv3.codP = ExpresiónNiv3Fact.codP</text:p>
      <text:p text:style-name="P8"><text:tab/>ExpresiónNiv3.codJ = ExpresiónNiv3Fact.codJ</text:p>
      <text:p text:style-name="P10"/>
      <text:p text:style-name="P10"><text:soft-page-break/>ExpresiónNiv3Fact → λ</text:p>
      <text:p text:style-name="P8"><text:tab/>ExpresiónNiv3Fact.codP = ExpresiónNiv3Fact.codPh</text:p>
      <text:p text:style-name="P8"><text:tab/>ExpresiónNiv3Fact.codJ = ExpresiónNiv3Fact.codJh</text:p>
      <text:p text:style-name="P10"/>
      <text:p text:style-name="P10">ExpresiónNiv3Fact → OpNiv3 ExpresiónNiv3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7">ExpresiónNiv3Fact.codP =</text:span></text:span></text:p>
      <text:p text:style-name="P5"><text:tab/><text:tab/>case (OpNiv3.op)</text:p>
      <text:p text:style-name="P5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7">ExpresiónNiv3Fact.codPh || ExpresiónNiv3.codP || shl</text:span></text:span></text:p>
      <text:p text:style-name="P5"><text:tab/><text:tab/><text:tab/>shr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7">ExpresiónNiv3Fact.codPh || ExpresiónNiv3.codP || shr</text:span></text:span></text:p>
      <text:p text:style-name="P9"><text:tab/>ExpresiónNiv3Fact.codJ =</text:p>
      <text:p text:style-name="P5"><text:tab/><text:tab/>case (OpNiv3.op)</text:p>
      <text:p text:style-name="P5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7">ExpresiónNiv3Fact.codJh || ExpresiónNiv3.codJ|| ishl</text:span></text:span></text:p>
      <text:p text:style-name="P5"><text:tab/><text:tab/><text:tab/>shr: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ExpresiónNiv3Fact.codJh || ExpresiónNiv3.codJ || ish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08T12:18:03</dc:date>
    <meta:editing-cycles>24</meta:editing-cycles>
    <meta:editing-duration>PT10H52M10S</meta:editing-duration>
    <meta:document-statistic meta:table-count="0" meta:image-count="0" meta:object-count="0" meta:page-count="14" meta:paragraph-count="758" meta:word-count="2413" meta:character-count="2586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